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sans-serif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fo:letter-spacing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444444" style:font-name="sans-serif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tudents,</text:p>
      <text:p text:style-name="P1">Here is the Prolog program attached. Please copy paste it and test the following Queries.</text:p>
      <text:p text:style-name="P1">Use the online http programming web page for SWISH prolog if you find it difficult to download SWI-Prolog. The link for the online programming version is:</text:p>
      <text:p text:style-name="P3"><text:a xlink:type="simple" xlink:href="https://swish.swi-prolog.org/" office:target-frame-name="_blank" xlink:show="new" text:style-name="Internet_20_link" text:visited-style-name="Visited_20_Internet_20_Link"><text:span text:style-name="T2">https://swish.swi-prolog.org/</text:span></text:a></text:p>
      <text:p text:style-name="P1">On the left side panel, click "Program" and copy and paste the program in the attached file.</text:p>
      <text:p text:style-name="P1">On the right side panel at the bottom portion of the panel you will see a ?-, At the ?- ask these questions. For each question click the "run" button on the bottom right. On the top panel above the ?-, you will see the results. If you like to check if there are multiple results, click "next" only if this button shows up.</text:p>
      <text:p text:style-name="P1">1.Test all queries one query at a time. Take a screen shot for all results. Submit the screen shots and the answers in a PDF document for the following remaining steps.</text:p>
      <text:p text:style-name="P1">2.State how many solutions you got for the "triple predicate" query also.</text:p>
      <text:p text:style-name="P1">3.Also report what happens when you call factorial(X, 120).</text:p>
      <text:p text:style-name="P1">4. In two lines explain how backtracking works for the triple query.</text:p>
      <text:p text:style-name="P1">5. Explain the logic for the insert predicate.</text:p>
      <text:p text:style-name="P1">6. Explain how the brother predicate works.</text:p>
      <text:p text:style-name="P1">Use the program in the attached file. Here below are the queries to test for the program.</text:p>
      <text:p text:style-name="P1">Jagan</text:p>
      <text:p text:style-name="P1">?-appendL([a,b], [c, d], X).<text:tab/>1</text:p>
      <text:p text:style-name="P1">?-appendL(X, [c, d], [a,b,c,d]).<text:tab/>2</text:p>
      <text:p text:style-name="P1">?-appendL([a,b], Y, [a,b,c,d]).<text:tab/>3</text:p>
      <text:p text:style-name="P1">?-appendL([c,d], Y, [a,b,c,d]).<text:tab/>4</text:p>
      <text:p text:style-name="P1">?-appendL([a,b], [c,d], [a,b,c|Y]).<text:tab/>5</text:p>
      <text:p text:style-name="P1">?-appendL([a,b], [c,d], [a,b|Y]).<text:tab/>6</text:p>
      <text:p text:style-name="P1">?-mother(rob, Y).<text:tab/>7</text:p>
      <text:p text:style-name="P1">?-brother(sara, Y).<text:tab/>8</text:p>
      <text:p text:style-name="P1">?-brother(X, Y).<text:tab/>9</text:p>
      <text:p text:style-name="P1">?-uncle(john, U).<text:tab/>10</text:p>
      <text:p text:style-name="P1">?-uncle(X, U).<text:tab/><text:tab/>11</text:p>
      <text:p text:style-name="P1">?-triple(X, Y, Z).<text:tab/>12</text:p>
      <text:p text:style-name="P1">?-insert([a,b,c,d], e, Z). <text:tab/>13</text:p>
      <text:p text:style-name="P1">?-insert([a,b,c,d], X, [a,e,b,e,c,e,d,e]).<text:tab/><text:tab/>14</text:p>
      <text:p text:style-name="P1">?-insert(L, X, [a,e,b,e,c,e,d,e]).<text:tab/>15</text:p>
      <text:p text:style-name="P1">?-factorial(5, Z).<text:tab/>16</text:p>
      <text:p text:style-name="P1">?-factorial(X, 120).<text:tab/>17</text:p>
      <text:p text:style-name="P2"> </text:p>
      <text:p text:style-name="P2"> </text:p>
      <text:p text:style-name="Standard"/>
      <text:p text:style-name="Standard"/>
      <text:p text:style-name="P4"><text:soft-page-break/>appendL([], M, M).</text:p>
      <text:p text:style-name="P5">appendL([X|L1], M, [X|Z1]):-</text:p>
      <text:p text:style-name="P6"><text:s text:c="4"/><text:span text:style-name="T1">appendL(L1, M, Z1).</text:span></text:p>
      <text:p text:style-name="P7"/>
      <text:p text:style-name="P5">mother(rob, mary).</text:p>
      <text:p text:style-name="P5">mother(sara, mary).</text:p>
      <text:p text:style-name="P5">mother(john, sara).</text:p>
      <text:p text:style-name="P5">female(sara).</text:p>
      <text:p text:style-name="P5">male(rob).</text:p>
      <text:p text:style-name="P5">brother(X, Y):- mother(X, M), mother(Y, M), male(Y).</text:p>
      <text:p text:style-name="P5">uncle(X, U):- mother(X, M), brother(M, U).</text:p>
      <text:p text:style-name="P7"/>
      <text:p text:style-name="P5">num(1).</text:p>
      <text:p text:style-name="P5">num(2).</text:p>
      <text:p text:style-name="P5">num(3).</text:p>
      <text:p text:style-name="P5">num(4).</text:p>
      <text:p text:style-name="P5">num(5).</text:p>
      <text:p text:style-name="P5">num(6).</text:p>
      <text:p text:style-name="P5">num(7).</text:p>
      <text:p text:style-name="P5">num(8).</text:p>
      <text:p text:style-name="P5">num(9).</text:p>
      <text:p text:style-name="P7"/>
      <text:p text:style-name="P5">triple(X, Y, Z) :- num(X), num(Y), num(Z),</text:p>
      <text:p text:style-name="P6"><text:s text:c="4"/><text:span text:style-name="T1">M is X*Y, N is X + Y, Q is 2*Y*Z, L is M - N,</text:span></text:p>
      <text:p text:style-name="P6"><text:s text:c="4"/><text:span text:style-name="T1">L = Q.</text:span></text:p>
      <text:p text:style-name="P7"/>
      <text:p text:style-name="P5">insert([], Symb, []).</text:p>
      <text:p text:style-name="P5">insert([X|Y], Symb, [X, Symb|M]):-insert(Y, Symb, M).</text:p>
      <text:p text:style-name="P7"/>
      <text:p text:style-name="P7"/>
      <text:p text:style-name="P5">factorial(1, 1).</text:p>
      <text:p text:style-name="P5">factorial(N, F) :- N&gt; 0, N1 is N-1,</text:p>
      <text:p text:style-name="P8"><text:s text:c="5"/><text:span text:style-name="T1">factorial(N1, F1), F is N * F1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6T20:24:13.23</meta:creation-date>
    <dc:date>2018-12-07T21:36:58.61</dc:date>
    <meta:editing-duration>PT4H30M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61" meta:word-count="376" meta:character-count="2297"/>
  </office:meta>
</office:document-meta>
</file>